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Arial, 'Helvetica Neue'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</office:font-face-decls>
  <office:automatic-styles>
    <style:style style:name="P1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298c5a" officeooo:paragraph-rsid="00298c5a" style:font-size-asian="12pt" style:font-size-complex="12pt"/>
    </style:style>
    <style:style style:name="P2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paragraph-rsid="003c5054"/>
    </style:style>
    <style:style style:name="P3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3e1543" officeooo:paragraph-rsid="003e1543" style:font-size-asian="12pt" style:font-size-complex="12pt"/>
    </style:style>
    <style:style style:name="P4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3f2f62" officeooo:paragraph-rsid="003f2f62" style:font-size-asian="12pt" style:font-size-complex="12pt"/>
    </style:style>
    <style:style style:name="P5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4117b3" officeooo:paragraph-rsid="004117b3" style:font-size-asian="12pt" style:font-size-complex="12pt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.049cm" fo:border="0.06pt solid #e1e5eb"/>
    </style:style>
    <style:style style:name="P7" style:family="paragraph" style:parent-style-name="Text_20_body" style:list-style-name="L1">
      <style:paragraph-properties fo:margin-left="0cm" fo:margin-right="0cm" fo:orphans="2" fo:widows="2" fo:text-indent="0cm" style:auto-text-indent="false" fo:padding="0.049cm" fo:border="0.06pt solid #e1e5eb"/>
    </style:style>
    <style:style style:name="P8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3e1543" officeooo:paragraph-rsid="003e1543" style:font-size-asian="12pt" style:font-size-complex="12pt"/>
    </style:style>
    <style:style style:name="T1" style:family="text">
      <style:text-properties style:font-name="Inter" fo:font-size="11pt" style:font-size-asian="11pt" style:font-size-complex="11pt"/>
    </style:style>
    <style:style style:name="T2" style:family="text">
      <style:text-properties officeooo:rsid="00298c5a" style:font-size-asian="12pt" style:font-size-complex="12pt"/>
    </style:style>
    <style:style style:name="T3" style:family="text">
      <style:text-properties officeooo:rsid="003c5054" style:font-size-asian="12pt" style:font-size-complex="12pt"/>
    </style:style>
    <style:style style:name="T4" style:family="text">
      <style:text-properties fo:color="#3e4854" loext:opacity="100%" style:font-name="SFMono-Regular" fo:font-size="10.5pt" loext:padding-left="0cm" loext:padding-right="0cm" loext:padding-top="0.049cm" loext:padding-bottom="0.049cm" loext:border-left="none" loext:border-right="none" loext:border-top="0.51pt solid #e1e5eb" loext:border-bottom="0.51pt solid #e1e5eb"/>
    </style:style>
    <style:style style:name="T5" style:family="text">
      <style:text-properties fo:color="#3e4854" loext:opacity="100%" style:font-name="Inter" fo:font-size="14pt"/>
    </style:style>
    <style:style style:name="T6" style:family="text">
      <style:text-properties fo:font-variant="normal" fo:text-transform="none" fo:color="#3e4854" loext:opacity="100%" style:font-name="SFMono-Regular" fo:font-size="10.5pt" fo:letter-spacing="normal" fo:font-style="normal" fo:font-weight="normal" loext:padding-left="0cm" loext:padding-right="0cm" loext:padding-top="0.049cm" loext:padding-bottom="0.049cm" loext:border-left="none" loext:border-right="none" loext:border-top="0.51pt solid #e1e5eb" loext:border-bottom="0.51pt solid #e1e5eb"/>
    </style:style>
    <style:style style:name="T7" style:family="text">
      <style:text-properties fo:font-variant="normal" fo:text-transform="none" fo:color="#3e4854" loext:opacity="100%" style:font-name="Inter" fo:font-size="14pt" fo:letter-spacing="normal" fo:font-style="normal" fo:font-weight="normal"/>
    </style:style>
    <style:style style:name="T8" style:family="text">
      <style:text-properties fo:color="#c9211e" loext:opacity="100%"/>
    </style:style>
    <style:style style:name="T9" style:family="text">
      <style:text-properties fo:color="#00a933" loext:opacity="100%"/>
    </style:style>
    <style:style style:name="T10" style:family="text">
      <style:text-properties fo:color="#55308d" loext:opacity="100%"/>
    </style:style>
    <text:list-style style:name="L1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Introdução a Java Web</text:span><text:span text:style-name="T2"><text:tab/><text:tab/><text:tab/><text:tab/><text:tab/><text:tab/><text:tab/><text:tab/><text:tab/></text:span><text:span text:style-name="T3">14/07/2023</text:span></text:p>
      <text:p text:style-name="P1"/>
      <text:p text:style-name="P5">MAVEN:</text:p>
      <text:p text:style-name="P5"/>
      <text:p text:style-name="P4">Onde colocar as dependências?</text:p>
      <text:p text:style-name="P4">- é declarado no arquivo pom.xml sob a tag de pendencies</text:p>
      <text:p text:style-name="P3"/>
      <text:p text:style-name="P3">&lt;project&gt;</text:p>
      <text:p text:style-name="P3"><text:s text:c="2"/>&lt;modelVersion&gt;4.0.0&lt;/modelVersion&gt;</text:p>
      <text:p text:style-name="P3"/>
      <text:p text:style-name="P3"><text:s text:c="2"/>&lt;<text:span text:style-name="T10">groupId</text:span>&gt;com.trybe&lt;/groupId&gt;</text:p>
      <text:p text:style-name="P3"><text:s text:c="2"/>&lt;<text:span text:style-name="T10">artifactId</text:span>&gt;trybe-webapp&lt;/artifactId&gt;</text:p>
      <text:p text:style-name="P3"><text:s text:c="2"/>&lt;<text:span text:style-name="T10">version</text:span>&gt;1.0-SNAPSHOT&lt;/version&gt;</text:p>
      <text:p text:style-name="P3"><text:s text:c="2"/>&lt;<text:span text:style-name="T10">packaging</text:span>&gt;war&lt;/packaging&gt;</text:p>
      <text:p text:style-name="P3">&lt;/project&gt;</text:p>
      <text:p text:style-name="P3"/>
      <text:p text:style-name="P3"><text:span text:style-name="T10">groupId</text:span>: o nome dos pacotes da sua organização</text:p>
      <text:p text:style-name="P3"><text:span text:style-name="T10">artifactId</text:span>: o nome do seu projeto ou produto</text:p>
      <text:p text:style-name="P3"><text:span text:style-name="T10">version</text:span>: a versão em que se encontra o projeto ou produto</text:p>
      <text:p text:style-name="P3"><text:span text:style-name="T10">packaging</text:span>: o tipo de arquivo que é disponibilizado no final</text:p>
      <text:p text:style-name="P3"/>
      <text:p text:style-name="P3"/>
      <text:p text:style-name="P5">GRADLE: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Arial, 'Helvetica Neue'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4:36:48.511761980</meta:creation-date>
    <dc:date>2023-07-17T15:12:38.059769308</dc:date>
    <meta:editing-duration>PT11H40M54S</meta:editing-duration>
    <meta:editing-cycles>61</meta:editing-cycles>
    <meta:generator>LibreOffice/7.3.7.2$Linux_X86_64 LibreOffice_project/30$Build-2</meta:generator>
    <meta:document-statistic meta:table-count="0" meta:image-count="0" meta:object-count="0" meta:page-count="1" meta:paragraph-count="16" meta:word-count="66" meta:character-count="529" meta:non-whitespace-character-count="461"/>
  </office:meta>
</office:document-meta>
</file>